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D80000029FBF045BF12710AFB1.png" manifest:media-type="image/png"/>
  <manifest:file-entry manifest:full-path="Pictures/10000000000003A8000001F803278545E8EBD5B4.png" manifest:media-type="image/png"/>
  <manifest:file-entry manifest:full-path="Pictures/10000000000003A8000001F8F8311249CB72A6D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 fo:min-height="14.75cm" fo:min-width="24.5cm" style:protect="siz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1.65cm" fo:min-width="25.346cm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1.65cm" fo:min-width="25.452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2.406cm)" draw:image-opacity="100%" style:mirror="non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 fo:min-height="1.65cm" fo:min-width="25.992cm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 fo:min-height="1.65cm" fo:min-width="26.134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1.785cm, 0cm, 0cm)" draw:image-opacity="100%" style:mirror="none"/>
    </style:style>
    <style:style style:name="gr8" style:family="graphic" style:parent-style-name="standard">
      <style:graphic-properties draw:stroke="none" svg:stroke-color="#ffffff" draw:fill="solid" draw:fill-color="#000000" draw:textarea-horizontal-align="justify" draw:textarea-vertical-align="middle" draw:auto-grow-height="false" fo:min-height="1.65cm" fo:min-width="25.992cm"/>
    </style:style>
    <style:style style:name="gr9" style:family="graphic" style:parent-style-name="standard">
      <style:graphic-properties draw:stroke="none" svg:stroke-color="#ffffff" draw:fill="solid" draw:fill-color="#000000" draw:textarea-horizontal-align="justify" draw:textarea-vertical-align="middle" draw:auto-grow-height="false" fo:min-height="1.65cm" fo:min-width="26.134cm"/>
    </style:style>
    <style:style style:name="gr10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25cm" svg:height="15cm" svg:x="2.821cm" svg:y="2.51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5.846cm" svg:height="1.9cm" svg:x="1.94cm" svg:y="2.4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5.952cm" svg:height="1.9cm" svg:x="1.834cm" svg:y="15.635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2" draw:layer="layout" svg:width="25.867cm" svg:height="12.5cm" svg:x="1.975cm" svg:y="3.772cm">
          <draw:image xlink:href="Pictures/10000000000006D80000029FBF045BF12710AFB1.png" xlink:type="simple" xlink:show="embed" xlink:actuate="onLoad" loext:mime-type="image/png">
            <text:p/>
          </draw:image>
        </draw:frame>
      </draw:page>
      <draw:page draw:name="page2" draw:style-name="dp1" draw:master-page-name="Standard">
        <draw:custom-shape draw:style-name="gr1" draw:text-style-name="P1" draw:layer="layout" svg:width="25cm" svg:height="15cm" svg:x="1.721cm" svg:y="2.518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26.492cm" svg:height="1.9cm" svg:x="1.765cm" svg:y="2.44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26.634cm" svg:height="1.9cm" svg:x="1.623cm" svg:y="15.601cm">
            <text:p/>
            <draw:enhanced-geometry svg:viewBox="0 0 21600 21600" draw:type="rectangle" draw:enhanced-path="M 0 0 L 21600 0 21600 21600 0 21600 0 0 Z N"/>
          </draw:custom-shape>
        </draw:g>
        <draw:frame draw:style-name="gr7" draw:text-style-name="P2" draw:layer="layout" svg:width="26.499cm" svg:height="12.5cm" svg:x="1.689cm" svg:y="3.527cm">
          <draw:image xlink:href="Pictures/10000000000006D80000029FBF045BF12710AFB1.png" xlink:type="simple" xlink:show="embed" xlink:actuate="onLoad" loext:mime-type="image/png">
            <text:p/>
          </draw:image>
        </draw:frame>
      </draw:page>
      <draw:page draw:name="page3" draw:style-name="dp1" draw:master-page-name="Standard">
        <draw:custom-shape draw:style-name="gr1" draw:text-style-name="P1" draw:layer="layout" svg:width="25cm" svg:height="15cm" svg:x="1.721cm" svg:y="2.5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6.492cm" svg:height="1.9cm" svg:x="1.565cm" svg:y="2.44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6.634cm" svg:height="1.9cm" svg:x="1.38cm" svg:y="15.606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4.8cm" svg:height="11.8cm" svg:x="3.483cm" svg:y="4.212cm">
          <draw:image xlink:href="Pictures/10000000000003A8000001F803278545E8EBD5B4.png" xlink:type="simple" xlink:show="embed" xlink:actuate="onLoad" loext:mime-type="image/png">
            <text:p/>
          </draw:image>
        </draw:frame>
      </draw:page>
      <draw:page draw:name="page4" draw:style-name="dp1" draw:master-page-name="Standard">
        <draw:custom-shape draw:style-name="gr1" draw:text-style-name="P1" draw:layer="layout" svg:width="25cm" svg:height="15cm" svg:x="1.721cm" svg:y="2.5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6.492cm" svg:height="1.9cm" svg:x="1.565cm" svg:y="2.44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6.634cm" svg:height="1.9cm" svg:x="1.38cm" svg:y="15.606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25.082cm" svg:height="11.333cm" svg:x="1.297cm" svg:y="4.366cm">
          <draw:image xlink:href="Pictures/10000000000003A8000001F8F8311249CB72A6D7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Z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 draw:display="screen"/>
      <draw:layer draw:name="backround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2:50:35.870000000</meta:creation-date>
    <meta:generator>LibreOffice/6.2.5.2$Windows_X86_64 LibreOffice_project/1ec314fa52f458adc18c4f025c545a4e8b22c159</meta:generator>
    <meta:editing-duration>PT22H55M</meta:editing-duration>
    <meta:editing-cycles>66</meta:editing-cycles>
    <dc:date>2020-03-13T14:23:12.768000000</dc:date>
    <meta:print-date>2020-03-13T14:21:03.775000000</meta:print-date>
    <meta:document-statistic meta:object-count="18"/>
  </office:meta>
</office:document-meta>
</file>